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1.533cm" svg:y="-5cm"/>
          <draw:glue-point draw:id="5" svg:x="-1.133cm" svg:y="-5cm"/>
          <draw:glue-point draw:id="6" svg:x="1.133cm" svg:y="-5cm"/>
          <draw:glue-point draw:id="7" svg:x="1.533cm" svg:y="-5cm"/>
          <draw:glue-point draw:id="8" svg:x="2.6cm" svg:y="-3.267cm"/>
          <draw:glue-point draw:id="9" svg:x="0cm" svg:y="3.667cm"/>
          <draw:glue-point draw:id="10" svg:x="0.433cm" svg:y="-3.267cm"/>
          <draw:circle draw:style-name="gr1" draw:layer="layout" svg:width="1.467cm" svg:height="1.467cm" svg:x="0.267cm" svg:y="0.133cm">
            <text:p/>
          </draw:circle>
          <draw:polyline draw:style-name="gr1" draw:layer="layout" svg:width="0.133cm" svg:height="0.267cm" svg:x="0.933cm" svg:y="1.467cm" svg:viewBox="0 0 134 268" draw:points="0,0 0,268 134,268 134,0">
            <text:p/>
          </draw:polyline>
          <draw:polyline draw:style-name="gr1" draw:layer="layout" svg:width="0.133cm" svg:height="0.213cm" svg:x="0.667cm" svg:y="0cm" svg:viewBox="0 0 134 214" draw:points="134,160 134,0 0,0 0,214">
            <text:p/>
          </draw:polyline>
          <draw:polyline draw:style-name="gr1" draw:layer="layout" svg:width="0.133cm" svg:height="0.213cm" svg:x="1.2cm" svg:y="0cm" svg:viewBox="0 0 134 214" draw:points="134,214 134,0 0,0 0,160">
            <text:p/>
          </draw:polyline>
          <draw:circle draw:style-name="gr2" draw:layer="layout" svg:width="1.467cm" svg:height="1.467cm" svg:x="0.267cm" svg:y="0.133cm">
            <text:p/>
          </draw:circle>
          <draw:polyline draw:style-name="gr2" draw:layer="layout" svg:width="0.133cm" svg:height="0.136cm" svg:x="0.933cm" svg:y="1.597cm" svg:viewBox="0 0 134 137" draw:points="0,0 0,137 134,137 134,0">
            <text:p/>
          </draw:polyline>
          <draw:polyline draw:style-name="gr2" draw:layer="layout" svg:width="0.133cm" svg:height="0.213cm" svg:x="0.667cm" svg:y="0cm" svg:viewBox="0 0 134 214" draw:points="134,160 134,0 0,0 0,214">
            <text:p/>
          </draw:polyline>
          <draw:polyline draw:style-name="gr2" draw:layer="layout" svg:width="0.133cm" svg:height="0.213cm" svg:x="1.2cm" svg:y="0cm" svg:viewBox="0 0 134 214" draw:points="134,214 134,0 0,0 0,160">
            <text:p/>
          </draw:polyline>
          <draw:line draw:style-name="gr2" draw:layer="layout" svg:x1="0cm" svg:y1="2cm" svg:x2="2cm" svg:y2="2cm">
            <text:p/>
          </draw:line>
          <draw:line draw:style-name="gr2" draw:layer="layout" svg:x1="0.267cm" svg:y1="2cm" svg:x2="0.267cm" svg:y2="0.867cm">
            <text:p/>
          </draw:line>
          <draw:line draw:style-name="gr2" draw:layer="layout" svg:x1="1.733cm" svg:y1="2cm" svg:x2="1.733cm" svg:y2="0.86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tmp - storagesphere</dc:title>
    <meta:creation-date>2011-02-07T16:59:31</meta:creation-date>
    <meta:editing-duration>P0D</meta:editing-duration>
    <meta:editing-cycles>1</meta:editing-cycles>
    <meta:document-statistic meta:object-count="12"/>
    <meta:generator>OpenOffice.org/3.3$Linux OpenOffice.org_project/330m20$Build-9567</meta:generator>
  </office:meta>
</office:document-meta>
</file>